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XB Tabriz" svg:font-family="'XB Tabriz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2.94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XB Tabriz" fo:font-size="20pt" style:font-size-asian="20pt" style:font-name-complex="XB Tabriz" style:font-size-complex="20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4" table:default-cell-style-name="ce1"/>
        <table:table-column table:style-name="co3" table:number-columns-repeated="1022" table:default-cell-style-name="ce1"/>
        <table:table-row table:style-name="ro3">
          <table:table-cell office:value-type="string">
            <text:p>differential</text:p>
          </table:table-cell>
          <table:table-cell office:value-type="string">
            <text:p>شرح فرق</text:p>
          </table:table-cell>
          <table:table-cell table:number-columns-repeated="1022"/>
        </table:table-row>
        <table:table-row table:style-name="ro3">
          <table:table-cell office:value-type="string">
            <text:p>partial differential</text:p>
          </table:table-cell>
          <table:table-cell office:value-type="string">
            <text:p>نیمګړے شرح فرق</text:p>
          </table:table-cell>
          <table:table-cell table:number-columns-repeated="1022"/>
        </table:table-row>
        <table:table-row table:style-name="ro3">
          <table:table-cell office:value-type="string">
            <text:p>partial</text:p>
          </table:table-cell>
          <table:table-cell office:value-type="string">
            <text:p>نیمګړے</text:p>
          </table:table-cell>
          <table:table-cell table:number-columns-repeated="1022"/>
        </table:table-row>
        <table:table-row table:style-name="ro3">
          <table:table-cell office:value-type="string">
            <text:p>variable</text:p>
          </table:table-cell>
          <table:table-cell office:value-type="string">
            <text:p>بدلیدونکے</text:p>
          </table:table-cell>
          <table:table-cell table:number-columns-repeated="1022"/>
        </table:table-row>
        <table:table-row table:style-name="ro3">
          <table:table-cell office:value-type="string">
            <text:p>constant</text:p>
          </table:table-cell>
          <table:table-cell office:value-type="string">
            <text:p>نہ بدلیدونکے</text:p>
          </table:table-cell>
          <table:table-cell table:number-columns-repeated="1022"/>
        </table:table-row>
        <table:table-row table:style-name="ro3">
          <table:table-cell office:value-type="string">
            <text:p>integration</text:p>
          </table:table-cell>
          <table:table-cell office:value-type="string">
            <text:p>غونډون</text:p>
          </table:table-cell>
          <table:table-cell table:number-columns-repeated="1022"/>
        </table:table-row>
        <table:table-row table:style-name="ro3">
          <table:table-cell office:value-type="string">
            <text:p>linear integration</text:p>
          </table:table-cell>
          <table:table-cell office:value-type="string">
            <text:p>نیغ غونډون</text:p>
          </table:table-cell>
          <table:table-cell table:number-columns-repeated="1022"/>
        </table:table-row>
        <table:table-row table:style-name="ro3">
          <table:table-cell office:value-type="string">
            <text:p>cycle</text:p>
          </table:table-cell>
          <table:table-cell office:value-type="string">
            <text:p>جوټہ</text:p>
          </table:table-cell>
          <table:table-cell table:number-columns-repeated="1022"/>
        </table:table-row>
        <table:table-row table:style-name="ro3">
          <table:table-cell office:value-type="string">
            <text:p>oscillation</text:p>
          </table:table-cell>
          <table:table-cell office:value-type="string">
            <text:p>ځانګیدل</text:p>
          </table:table-cell>
          <table:table-cell table:number-columns-repeated="1022"/>
        </table:table-row>
        <table:table-row table:style-name="ro3">
          <table:table-cell office:value-type="string">
            <text:p>oscillator</text:p>
          </table:table-cell>
          <table:table-cell office:value-type="string">
            <text:p>ځنګیدونکے</text:p>
          </table:table-cell>
          <table:table-cell table:number-columns-repeated="1022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XB Tabriz" svg:font-family="'XB Tabriz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khna </meta:initial-creator>
    <meta:creation-date>2015-11-15T10:01:31</meta:creation-date>
    <dc:date>2015-11-15T11:03:49</dc:date>
    <dc:creator>Brekhna </dc:creator>
    <meta:editing-duration>PT53M22S</meta:editing-duration>
    <meta:editing-cycles>6</meta:editing-cycles>
    <meta:generator>LibreOffice/3.5$Linux_x86 LibreOffice_project/350m1$Build-2</meta:generator>
    <meta:document-statistic meta:table-count="3" meta:cell-count="20" meta:object-count="0"/>
  </office:meta>
</office:document-meta>
</file>